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7800000131D625C29A.svm" manifest:media-type=""/>
  <manifest:file-entry manifest:full-path="Pictures/20000001000003490000012DBC312466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DF00004F1D00003B567642FC9B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-V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I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01cm" svg:height="3.301cm" svg:x="2.239cm" svg:y="0.246cm">
          <draw:image xlink:href="Pictures/200000DF00004F1D00003B567642FC9B.wmf" xlink:type="simple" xlink:show="embed" xlink:actuate="onLoad">
            <text:p/>
          </draw:image>
        </draw:frame>
        <draw:line draw:style-name="gr2" draw:text-style-name="P1" xml:id="id2" draw:id="id2" draw:layer="layout" svg:x1="3.534cm" svg:y1="1.816cm" svg:x2="3.534cm" svg:y2="2.945cm">
          <text:p/>
        </draw:line>
        <draw:line draw:style-name="gr2" draw:text-style-name="P1" xml:id="id4" draw:id="id4" draw:layer="layout" svg:x1="3.443cm" svg:y1="1.933cm" svg:x2="5.076cm" svg:y2="1.933cm">
          <text:p/>
        </draw:line>
        <draw:connector draw:style-name="gr3" draw:text-style-name="P1" draw:layer="layout" draw:type="curve" draw:line-skew="-1.955cm -0.712cm" svg:x1="3.144cm" svg:y1="1.364cm" svg:x2="3.534cm" svg:y2="1.816cm" draw:start-shape="id1" draw:start-glue-point="2" draw:end-shape="id2" draw:end-glue-point="0" svg:d="M3144 1364c0 190 161 158 233 224s54 228 157 228" svg:viewBox="0 0 391 453">
          <text:p/>
        </draw:connector>
        <draw:connector draw:style-name="gr3" draw:text-style-name="P1" draw:layer="layout" draw:type="curve" svg:x1="6.297cm" svg:y1="2.492cm" svg:x2="5.076cm" svg:y2="1.933cm" draw:start-shape="id3" draw:start-glue-point="4" draw:end-shape="id4" draw:end-glue-point="1" svg:d="M6297 2492c0-373-407-559-1221-559" svg:viewBox="0 0 1222 560">
          <text:p/>
        </draw:connector>
        <draw:line draw:style-name="gr3" draw:text-style-name="P1" draw:layer="layout" svg:x1="6.144cm" svg:y1="1.103cm" svg:x2="5.072cm" svg:y2="1.103cm">
          <text:p/>
        </draw:line>
        <draw:line draw:style-name="gr4" draw:text-style-name="P1" draw:layer="layout" svg:x1="3.536cm" svg:y1="2.562cm" svg:x2="5.085cm" svg:y2="2.562cm">
          <text:p/>
        </draw:line>
        <draw:line draw:style-name="gr3" draw:text-style-name="P1" draw:layer="layout" svg:x1="2.725cm" svg:y1="2.775cm" svg:x2="3.551cm" svg:y2="2.775cm">
          <text:p/>
        </draw:line>
        <draw:frame draw:style-name="gr5" draw:text-style-name="P3" draw:layer="layout" svg:width="1.543cm" svg:height="0.848cm" svg:x="6.131cm" svg:y="0.64cm">
          <draw:text-box>
            <text:p text:style-name="P2"><text:span text:style-name="T1">سیدھا مائل</text:span></text:p>
          </draw:text-box>
        </draw:frame>
        <draw:frame draw:style-name="gr5" draw:text-style-name="P3" draw:layer="layout" svg:width="1.251cm" svg:height="0.848cm" svg:x="3.696cm" svg:y="2.574cm">
          <draw:text-box>
            <text:p text:style-name="P2"><text:span text:style-name="T1">الٹا مائل</text:span></text:p>
          </draw:text-box>
        </draw:frame>
        <draw:frame draw:style-name="gr5" draw:text-style-name="P3" draw:layer="layout" svg:width="1.268cm" svg:height="0.848cm" svg:x="1.385cm" svg:y="2.304cm">
          <draw:text-box>
            <text:p text:style-name="P2"><text:span text:style-name="T1">بے قابو</text:span></text:p>
          </draw:text-box>
        </draw:frame>
        <draw:frame draw:style-name="gr6" draw:text-style-name="P1" draw:layer="layout" svg:width="0.401cm" svg:height="0.349cm" svg:x="4.557cm" svg:y="0.309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6.31cm" svg:y="1.712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xml:id="id1" draw:id="id1" draw:layer="layout" svg:width="1.064cm" svg:height="0.365cm" svg:x="2.612cm" svg:y="0.999cm">
          <draw:image xlink:href="Pictures/200000010000037800000131D625C29A.svm" xlink:type="simple" xlink:show="embed" xlink:actuate="onLoad">
            <text:p/>
          </draw:image>
        </draw:frame>
        <draw:frame draw:style-name="gr9" draw:text-style-name="P1" xml:id="id3" draw:id="id3" draw:layer="layout" svg:width="1.008cm" svg:height="0.36cm" svg:x="5.633cm" svg:y="2.434cm">
          <draw:image xlink:href="Pictures/20000001000003490000012DBC312466.svm" xlink:type="simple" xlink:show="embed" xlink:actuate="onLoad">
            <text:p/>
          </draw:image>
          <draw:glue-point draw:id="4" svg:x="1.597cm" svg:y="-3.416cm"/>
        </draw:frame>
        <draw:line draw:style-name="gr10" draw:text-style-name="P1" draw:layer="layout" svg:x1="1.126cm" svg:y1="2.775cm" svg:x2="0.3cm" svg:y2="2.775cm">
          <text:p/>
        </draw:line>
        <draw:line draw:style-name="gr10" draw:text-style-name="P1" draw:layer="layout" svg:x1="7.874cm" svg:y1="1.103cm" svg:x2="8.507cm" svg:y2="1.1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52:16.548562286</dc:date>
    <meta:editing-duration>PT30M</meta:editing-duration>
    <meta:editing-cycles>2</meta:editing-cycles>
    <meta:generator>LibreOffice/4.2.8.2$Linux_x86 LibreOffice_project/420m0$Build-2</meta:generator>
    <meta:document-statistic meta:object-count="17"/>
  </office:meta>
</office:document-meta>
</file>